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3cm"/>
    </style:style>
    <style:style style:name="gr2" style:family="graphic" style:parent-style-name="standard">
      <style:graphic-properties draw:textarea-horizontal-align="justify" draw:textarea-vertical-align="middle" draw:auto-grow-height="false" fo:min-height="7.15cm" fo:min-width="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.6cm" svg:x="4cm" svg:y="24.5cm">
          <text:p text:style-name="P1">MECHANICAL_MAIN_BO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cm" svg:height="1.6cm" svg:x="4cm" svg:y="24.5cm">
          <text:p text:style-name="P1">MECHANICAL_MAIN_BOA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7.4cm" svg:x="4cm" svg:y="8.4cm">
          <text:p text:style-name="P1">MECHANICAL_RELAY_BOAR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7:05:55.816840319</meta:creation-date>
    <dc:date>2015-11-28T17:32:16.047052784</dc:date>
    <meta:editing-duration>PT11M10S</meta:editing-duration>
    <meta:editing-cycles>1</meta:editing-cycles>
    <meta:generator>LibreOffice/4.4.2.2$Linux_X86_64 LibreOffice_project/40m0$Build-2</meta:generator>
    <meta:document-statistic meta:object-count="3"/>
  </office:meta>
</office:document-meta>
</file>